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89.46pt"/>
    </style:style>
    <style:style style:name="co3" style:family="table-column">
      <style:table-column-properties fo:break-before="auto" style:column-width="46.2pt"/>
    </style:style>
    <style:style style:name="co4" style:family="table-column">
      <style:table-column-properties fo:break-before="auto" style:column-width="59.41pt"/>
    </style:style>
    <style:style style:name="co5" style:family="table-column">
      <style:table-column-properties fo:break-before="auto" style:column-width="65.99pt"/>
    </style:style>
    <style:style style:name="co6" style:family="table-column">
      <style:table-column-properties fo:break-before="auto" style:column-width="77.41pt"/>
    </style:style>
    <style:style style:name="co7" style:family="table-column">
      <style:table-column-properties fo:break-before="auto" style:column-width="84.61pt"/>
    </style:style>
    <style:style style:name="co8" style:family="table-column">
      <style:table-column-properties fo:break-before="auto" style:column-width="48.61pt"/>
    </style:style>
    <style:style style:name="co9" style:family="table-column">
      <style:table-column-properties fo:break-before="auto" style:column-width="62.3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fo:wrap-option="wrap" style:vertical-align="automatic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8" style:family="table-cell" style:parent-style-name="Default" style:data-style-name="N0">
      <style:table-cell-properties fo:background-color="transparent"/>
    </style:style>
    <style:style style:name="ce26" style:family="table-cell" style:parent-style-name="Default" style:data-style-name="N99"/>
    <style:style style:name="ce27" style:family="table-cell" style:parent-style-name="Default" style:data-style-name="N99">
      <style:table-cell-properties fo:border-bottom="none" fo:border-left="none" fo:border-right="none" fo:border-top="0.06pt solid #000000"/>
    </style:style>
    <style:style style:name="ce28" style:family="table-cell" style:parent-style-name="Default" style:data-style-name="N99">
      <style:table-cell-properties fo:background-color="transparent"/>
    </style:style>
    <style:style style:name="ce18" style:family="table-cell" style:parent-style-name="Default" style:data-style-name="N0">
      <style:table-cell-properties fo:border-bottom="0.06pt solid #000000" fo:background-color="transparent" fo:border-left="none" fo:border-right="none" fo:border-top="none"/>
    </style:style>
    <style:style style:name="ce19" style:family="table-cell" style:parent-style-name="Default" style:data-style-name="N99">
      <style:table-cell-properties fo:border-bottom="0.06pt solid #000000" fo:border-left="none" fo:border-right="none" fo:border-top="none"/>
    </style:style>
    <style:style style:name="ce3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3" style:family="table-cell" style:parent-style-name="Default" style:data-style-name="N0">
      <style:table-cell-properties fo:background-color="#9bbb59" fo:wrap-option="wrap" style:vertical-align="automatic"/>
    </style:style>
    <style:style style:name="ce7" style:family="table-cell" style:parent-style-name="Default" style:data-style-name="N2">
      <style:table-cell-properties fo:background-color="#9bbb59"/>
    </style:style>
    <style:style style:name="ce4" style:family="table-cell" style:parent-style-name="Default" style:data-style-name="N0">
      <style:table-cell-properties fo:background-color="transparent" fo:wrap-option="wrap" style:vertical-align="automatic"/>
    </style:style>
    <style:style style:name="ce1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9" style:family="table-cell" style:parent-style-name="Default" style:data-style-name="N2"/>
    <style:style style:name="ce14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10" style:family="table-cell" style:parent-style-name="Default" style:data-style-name="N2">
      <style:table-cell-properties fo:background-color="transparent"/>
    </style:style>
    <style:style style:name="ce15" style:family="table-cell" style:parent-style-name="Default" style:data-style-name="N2">
      <style:table-cell-properties fo:border-bottom="none" fo:background-color="transparent" fo:border-left="none" fo:border-right="none" fo:border-top="0.06pt solid #000000"/>
    </style:style>
    <style:style style:name="ce20" style:family="table-cell" style:parent-style-name="Default" style:data-style-name="N2">
      <style:table-cell-properties fo:border-bottom="0.06pt solid #000000" fo:background-color="transparent" fo:border-left="none" fo:border-right="none" fo:border-top="none"/>
    </style:style>
    <style:style style:name="ce11" style:family="table-cell" style:parent-style-name="Default" style:data-style-name="N121"/>
    <style:style style:name="ce16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21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5" style:family="table-cell" style:parent-style-name="Default" style:data-style-name="N122">
      <style:table-cell-properties fo:wrap-option="wrap" style:vertical-align="automatic"/>
    </style:style>
    <style:style style:name="ce12" style:family="table-cell" style:parent-style-name="Default" style:data-style-name="N122"/>
    <style:style style:name="ce17" style:family="table-cell" style:parent-style-name="Default" style:data-style-name="N122">
      <style:table-cell-properties fo:border-bottom="none" fo:border-left="none" fo:border-right="none" fo:border-top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_dfs_kiz" table:style-name="ta1">
        <table:table-column table:style-name="co1" table:number-columns-repeated="14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6" table:visibility="collapse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1" table:default-cell-style-name="ce12"/>
        <table:table-column table:style-name="co1" table:number-columns-repeated="987" table:default-cell-style-name="ce1"/>
        <table:table-column table:style-name="co9" table:default-cell-style-name="ce1"/>
        <table:table-row table:style-name="ro1">
          <table:table-cell table:style-name="ce2" office:value-type="string" calcext:value-type="string">
            <text:p>hid</text:p>
          </table:table-cell>
          <table:table-cell table:style-name="ce2" office:value-type="string" calcext:value-type="string">
            <text:p>tu_id</text:p>
          </table:table-cell>
          <table:table-cell table:style-name="ce2" office:value-type="string" calcext:value-type="string">
            <text:p>pid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child</text:p>
          </table:table-cell>
          <table:table-cell table:style-name="ce2" office:value-type="string" calcext:value-type="string">
            <text:p>pensioner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w_hours</text:p>
          </table:table-cell>
          <table:table-cell table:style-name="ce2" office:value-type="string" calcext:value-type="string">
            <text:p>m_wage</text:p>
          </table:table-cell>
          <table:table-cell table:style-name="ce2" office:value-type="string" calcext:value-type="string">
            <text:p>ineducation</text:p>
          </table:table-cell>
          <table:table-cell table:style-name="ce2" office:value-type="string" calcext:value-type="string">
            <text:p>miete</text:p>
          </table:table-cell>
          <table:table-cell table:style-name="ce2" office:value-type="string" calcext:value-type="string">
            <text:p>heizkost</text:p>
          </table:table-cell>
          <table:table-cell table:style-name="ce2" office:value-type="string" calcext:value-type="string">
            <text:p>alleinerz</text:p>
          </table:table-cell>
          <table:table-cell table:style-name="ce2" office:value-type="string" calcext:value-type="string">
            <text:p>mehrbed</text:p>
          </table:table-cell>
          <table:table-cell table:style-name="ce2" office:value-type="string" calcext:value-type="string">
            <text:p>adult_num_tu</text:p>
          </table:table-cell>
          <table:table-cell table:style-name="ce2" office:value-type="string" calcext:value-type="string">
            <text:p>child_num_tu</text:p>
          </table:table-cell>
          <table:table-cell table:style-name="ce2" office:value-type="string" calcext:value-type="string">
            <text:p>alg2_grossek_hh</text:p>
          </table:table-cell>
          <table:table-cell table:style-name="ce2" office:value-type="string" calcext:value-type="string">
            <text:p>ar_alg2_ek_hh</text:p>
          </table:table-cell>
          <table:table-cell table:style-name="ce2" office:value-type="string" calcext:value-type="string">
            <text:p>kindergeld_hh</text:p>
          </table:table-cell>
          <table:table-cell table:style-name="ce2" office:value-type="string" calcext:value-type="string">
            <text:p>uhv</text:p>
          </table:table-cell>
          <table:table-cell table:style-name="ce2" office:value-type="string" calcext:value-type="string">
            <text:p>year</text:p>
          </table:table-cell>
          <table:table-cell table:style-name="ce3" office:value-type="string" calcext:value-type="string">
            <text:p>kiz_temp</text:p>
          </table:table-cell>
          <table:table-cell table:style-name="ce4" table:number-columns-repeated="3"/>
          <table:table-cell table:style-name="ce2" office:value-type="string" calcext:value-type="string">
            <text:p>kiz_ek_regel</text:p>
          </table:table-cell>
          <table:table-cell table:style-name="ce2" office:value-type="string" calcext:value-type="string">
            <text:p>kiz_ek_kdu</text:p>
          </table:table-cell>
          <table:table-cell table:style-name="ce2"/>
          <table:table-cell table:style-name="ce4" office:value-type="string" calcext:value-type="string">
            <text:p>kiz_ek_relev</text:p>
          </table:table-cell>
          <table:table-cell table:style-name="ce2" office:value-type="string" calcext:value-type="string">
            <text:p>kiz_ek_max</text:p>
          </table:table-cell>
          <table:table-cell table:style-name="ce2" office:value-type="string" calcext:value-type="string">
            <text:p>kiz_incrange</text:p>
          </table:table-cell>
          <table:table-cell table:style-name="ce2" office:value-type="string" calcext:value-type="string">
            <text:p>kiz_ek_anr</text:p>
          </table:table-cell>
          <table:table-cell table:style-name="ce5" office:value-type="string" calcext:value-type="string">
            <text:p>kiz_temp</text:p>
          </table:table-cell>
          <table:table-cell table:number-columns-repeated="988"/>
        </table:table-row>
        <table:table-row table:style-name="ro2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IF([.G2]&gt;18;2000;0)" office:value-type="float" office:value="2000" calcext:value-type="float">
            <text:p>2000</text:p>
          </table:table-cell>
          <table:table-cell table:style-name="ce26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26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[#REF!]-[.P2]" office:value-type="string" office:string-value="" calcext:value-type="error">
            <text:p>#VALUE!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style-name="ce6" office:value-type="float" office:value="644" calcext:value-type="float">
            <text:p>644</text:p>
          </table:table-cell>
          <table:table-cell table:formula="of:=[.P2]*190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7" table:formula="of:=[.AE2]*[.P2]*140-[.AF2]" office:value-type="float" office:value="140" calcext:value-type="float">
            <text:p>140.00</text:p>
          </table:table-cell>
          <table:table-cell table:style-name="ce8" table:number-columns-repeated="3"/>
          <table:table-cell table:formula="of:=2*364" office:value-type="float" office:value="728" calcext:value-type="float">
            <text:p>728</text:p>
          </table:table-cell>
          <table:table-cell table:style-name="ce9" table:formula="of:=0.8316*([.K2]+[.L2])" office:value-type="float" office:value="665.28" calcext:value-type="float">
            <text:p>665.28</text:p>
          </table:table-cell>
          <table:table-cell table:style-name="ce9"/>
          <table:table-cell table:style-name="ce10" table:formula="of:=[.Z2]+[.AA2]" office:value-type="float" office:value="1393.28" calcext:value-type="float">
            <text:p>1393.28</text:p>
          </table:table-cell>
          <table:table-cell table:style-name="ce11" table:formula="of:=[.AC2]+170*[.P2]" office:value-type="float" office:value="1563.28" calcext:value-type="float">
            <text:p>1563.3</text:p>
          </table:table-cell>
          <table:table-cell table:style-name="ce26" table:formula="of:=AND(([.Q2]&gt;900);([.R2]&lt;=[.AD2]))" office:value-type="boolean" office:boolean-value="true" calcext:value-type="boolean">
            <text:p>TRUE</text:p>
          </table:table-cell>
          <table:table-cell table:style-name="ce9" table:formula="of:=0.5*MAX([.R2]-[.AC2];0)" office:value-type="float" office:value="0" calcext:value-type="float">
            <text:p>0.00</text:p>
          </table:table-cell>
          <table:table-cell table:formula="of:=[.AE2]*140*[.P2]-[.AF2]" office:value-type="float" office:value="140" calcext:value-type="float">
            <text:p>140.000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26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IF([.G3]&gt;18;2000;0)" office:value-type="float" office:value="2000" calcext:value-type="float">
            <text:p>2000</text:p>
          </table:table-cell>
          <table:table-cell table:style-name="ce26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26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[#REF!]-[.P3]" office:value-type="string" office:string-value="" calcext:value-type="error">
            <text:p>#VALUE!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style-name="ce8" office:value-type="float" office:value="644" calcext:value-type="float">
            <text:p>644</text:p>
          </table:table-cell>
          <table:table-cell table:formula="of:=[.P3]*190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7" table:formula="of:=[.AE3]*[.P3]*140-[.AF3]" office:value-type="float" office:value="140" calcext:value-type="float">
            <text:p>140.00</text:p>
          </table:table-cell>
          <table:table-cell table:style-name="ce8" table:number-columns-repeated="3"/>
          <table:table-cell table:formula="of:=2*364" office:value-type="float" office:value="728" calcext:value-type="float">
            <text:p>728</text:p>
          </table:table-cell>
          <table:table-cell table:style-name="ce9" table:formula="of:=0.8316*([.K3]+[.L3])" office:value-type="float" office:value="665.28" calcext:value-type="float">
            <text:p>665.28</text:p>
          </table:table-cell>
          <table:table-cell table:style-name="ce9"/>
          <table:table-cell table:style-name="ce10" table:formula="of:=[.Z3]+[.AA3]" office:value-type="float" office:value="1393.28" calcext:value-type="float">
            <text:p>1393.28</text:p>
          </table:table-cell>
          <table:table-cell table:style-name="ce11" table:formula="of:=[.AC3]+170*[.P3]" office:value-type="float" office:value="1563.28" calcext:value-type="float">
            <text:p>1563.3</text:p>
          </table:table-cell>
          <table:table-cell table:style-name="ce26" table:formula="of:=AND(([.Q3]&gt;900);([.R3]&lt;=[.AD3]))" office:value-type="boolean" office:boolean-value="true" calcext:value-type="boolean">
            <text:p>TRUE</text:p>
          </table:table-cell>
          <table:table-cell table:formula="of:=0.5*MAX([.R3]-[.AC3];0)" office:value-type="float" office:value="0" calcext:value-type="float">
            <text:p>0</text:p>
          </table:table-cell>
          <table:table-cell table:formula="of:=[.AE3]*140*[.P3]-[.AF3]" office:value-type="float" office:value="140" calcext:value-type="float">
            <text:p>140.000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G4]&gt;18;2000;0)" office:value-type="float" office:value="0" calcext:value-type="float">
            <text:p>0</text:p>
          </table:table-cell>
          <table:table-cell table:style-name="ce26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26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[#REF!]-[.P4]" office:value-type="string" office:string-value="" calcext:value-type="error">
            <text:p>#VALUE!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table:formula="of:=[.P4]*190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7" table:formula="of:=[.AE4]*[.P4]*140-[.AF4]" office:value-type="float" office:value="140" calcext:value-type="float">
            <text:p>140.00</text:p>
          </table:table-cell>
          <table:table-cell table:style-name="ce8" table:number-columns-repeated="3"/>
          <table:table-cell table:formula="of:=2*364" office:value-type="float" office:value="728" calcext:value-type="float">
            <text:p>728</text:p>
          </table:table-cell>
          <table:table-cell table:style-name="ce9" table:formula="of:=0.8316*([.K4]+[.L4])" office:value-type="float" office:value="665.28" calcext:value-type="float">
            <text:p>665.28</text:p>
          </table:table-cell>
          <table:table-cell table:style-name="ce9"/>
          <table:table-cell table:style-name="ce10" table:formula="of:=[.Z4]+[.AA4]" office:value-type="float" office:value="1393.28" calcext:value-type="float">
            <text:p>1393.28</text:p>
          </table:table-cell>
          <table:table-cell table:style-name="ce11" table:formula="of:=[.AC4]+170*[.P4]" office:value-type="float" office:value="1563.28" calcext:value-type="float">
            <text:p>1563.3</text:p>
          </table:table-cell>
          <table:table-cell table:style-name="ce26" table:formula="of:=AND(([.Q4]&gt;900);([.R4]&lt;=[.AD4]))" office:value-type="boolean" office:boolean-value="true" calcext:value-type="boolean">
            <text:p>TRUE</text:p>
          </table:table-cell>
          <table:table-cell table:formula="of:=0.5*MAX([.R4]-[.AC4];0)" office:value-type="float" office:value="0" calcext:value-type="float">
            <text:p>0</text:p>
          </table:table-cell>
          <table:table-cell table:formula="of:=[.AE4]*140*[.P4]-[.AF4]" office:value-type="float" office:value="140" calcext:value-type="float">
            <text:p>140.0000</text:p>
          </table:table-cell>
          <table:table-cell table:number-columns-repeated="988"/>
        </table:table-row>
        <table:table-row table:style-name="ro2"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2" table:style-name="ce27" office:value-type="boolean" office:boolean-value="false" calcext:value-type="boolean">
            <text:p>FALSE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0" calcext:value-type="float">
            <text:p>0</text:p>
          </table:table-cell>
          <table:table-cell table:formula="of:=IF([.G5]&gt;18;2000;0)" office:value-type="float" office:value="2000" calcext:value-type="float">
            <text:p>2000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#REF!]-[.P5]" office:value-type="string" office:string-value="" calcext:value-type="error">
            <text:p>#VALUE!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00" calcext:value-type="float">
            <text:p>800</text:p>
          </table:table-cell>
          <table:table-cell table:style-name="ce6" office:value-type="float" office:value="512" calcext:value-type="float">
            <text:p>51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013" calcext:value-type="float">
            <text:p>2013</text:p>
          </table:table-cell>
          <table:table-cell table:style-name="ce7" table:formula="of:=[.AE5]*[.P5]*140-[.AF5]" office:value-type="float" office:value="0" calcext:value-type="float">
            <text:p>0.00</text:p>
          </table:table-cell>
          <table:table-cell table:style-name="ce8"/>
          <table:table-cell table:style-name="ce13" table:number-columns-repeated="2"/>
          <table:table-cell table:style-name="ce6" table:formula="of:=2*345" office:value-type="float" office:value="690" calcext:value-type="float">
            <text:p>690</text:p>
          </table:table-cell>
          <table:table-cell table:style-name="ce14"/>
          <table:table-cell table:style-name="ce9"/>
          <table:table-cell table:style-name="ce15" table:formula="of:=[.Z5]+[.AA5]" office:value-type="float" office:value="690" calcext:value-type="float">
            <text:p>690.00</text:p>
          </table:table-cell>
          <table:table-cell table:style-name="ce16"/>
          <table:table-cell table:style-name="ce6"/>
          <table:table-cell table:style-name="ce6" table:formula="of:=0.5*MAX([.R5]-[.AC5];0)" office:value-type="float" office:value="0" calcext:value-type="float">
            <text:p>0</text:p>
          </table:table-cell>
          <table:table-cell table:style-name="ce17" table:formula="of:=[.AE5]*140*[.P5]-[.AF5]" office:value-type="float" office:value="0" calcext:value-type="float">
            <text:p>0.000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8" office:value-type="boolean" office:boolean-value="false" calcext:value-type="boolean">
            <text:p>FALSE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0" calcext:value-type="float">
            <text:p>0</text:p>
          </table:table-cell>
          <table:table-cell table:formula="of:=IF([.G6]&gt;18;2000;0)" office:value-type="float" office:value="2000" calcext:value-type="float">
            <text:p>2000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80" calcext:value-type="float">
            <text:p>80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#REF!]-[.P6]" office:value-type="string" office:string-value="" calcext:value-type="error">
            <text:p>#VALUE!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800" calcext:value-type="float">
            <text:p>800</text:p>
          </table:table-cell>
          <table:table-cell table:style-name="ce31" office:value-type="float" office:value="512" calcext:value-type="float">
            <text:p>51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2013" calcext:value-type="float">
            <text:p>2013</text:p>
          </table:table-cell>
          <table:table-cell table:style-name="ce7" table:formula="of:=[.AE6]*[.P6]*140-[.AF6]" office:value-type="float" office:value="0" calcext:value-type="float">
            <text:p>0.00</text:p>
          </table:table-cell>
          <table:table-cell table:style-name="ce8" table:number-columns-repeated="3"/>
          <table:table-cell table:style-name="ce31" table:formula="of:=2*345" office:value-type="float" office:value="690" calcext:value-type="float">
            <text:p>690</text:p>
          </table:table-cell>
          <table:table-cell table:style-name="ce9" table:number-columns-repeated="2"/>
          <table:table-cell table:style-name="ce20" table:formula="of:=[.Z6]+[.AA6]" office:value-type="float" office:value="690" calcext:value-type="float">
            <text:p>690.00</text:p>
          </table:table-cell>
          <table:table-cell table:style-name="ce21"/>
          <table:table-cell table:style-name="ce18"/>
          <table:table-cell table:style-name="ce8" table:formula="of:=0.5*MAX([.R6]-[.AC6];0)" office:value-type="float" office:value="0" calcext:value-type="float">
            <text:p>0</text:p>
          </table:table-cell>
          <table:table-cell table:formula="of:=[.AE6]*140*[.P6]-[.AF6]" office:value-type="float" office:value="0" calcext:value-type="float">
            <text:p>0.0000</text:p>
          </table:table-cell>
          <table:table-cell table:number-columns-repeated="988"/>
        </table:table-row>
        <table:table-row table:style-name="ro2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2" table:style-name="ce27" office:value-type="boolean" office:boolean-value="false" calcext:value-type="boolean">
            <text:p>FALSE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0" calcext:value-type="float">
            <text:p>0</text:p>
          </table:table-cell>
          <table:table-cell table:formula="of:=IF([.G7]&gt;18;2000;0)" office:value-type="float" office:value="2000" calcext:value-type="float">
            <text:p>2000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float" office:value="0.36" calcext:value-type="float">
            <text:p>0.36</text:p>
          </table:table-cell>
          <table:table-cell table:style-name="ce6" table:formula="of:=[#REF!]-[.P7]" office:value-type="string" office:string-value="" calcext:value-type="error">
            <text:p>#VALUE!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719" calcext:value-type="float">
            <text:p>719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09" calcext:value-type="float">
            <text:p>2009</text:p>
          </table:table-cell>
          <table:table-cell table:style-name="ce7" table:formula="of:=[.AE7]*[.P7]*140-[.AF7]" office:value-type="float" office:value="140" calcext:value-type="float">
            <text:p>140.00</text:p>
          </table:table-cell>
          <table:table-cell table:style-name="ce8"/>
          <table:table-cell table:style-name="ce13" table:number-columns-repeated="2"/>
          <table:table-cell table:formula="of:=359*(1+[.N7])" office:value-type="float" office:value="488.24" calcext:value-type="float">
            <text:p>488.24</text:p>
          </table:table-cell>
          <table:table-cell table:style-name="ce14" table:formula="of:=0.759*([.K7]+[.L7])" office:value-type="float" office:value="364.32" calcext:value-type="float">
            <text:p>364.32</text:p>
          </table:table-cell>
          <table:table-cell table:style-name="ce9"/>
          <table:table-cell table:style-name="ce15" table:formula="of:=[.Z7]+[.AA7]" office:value-type="float" office:value="852.56" calcext:value-type="float">
            <text:p>852.56</text:p>
          </table:table-cell>
          <table:table-cell table:style-name="ce11" table:formula="of:=[.AC7]+140*[.P7]" office:value-type="float" office:value="992.56" calcext:value-type="float">
            <text:p>992.6</text:p>
          </table:table-cell>
          <table:table-cell table:style-name="ce26" table:formula="of:=AND(([.Q7]&gt;600);([.R7]&lt;=[.AD7]))" office:value-type="boolean" office:boolean-value="true" calcext:value-type="boolean">
            <text:p>TRUE</text:p>
          </table:table-cell>
          <table:table-cell table:formula="of:=0.5*MAX([.R7]-[.AC7];0)" office:value-type="float" office:value="0" calcext:value-type="float">
            <text:p>0</text:p>
          </table:table-cell>
          <table:table-cell table:style-name="ce17" table:formula="of:=[.AE7]*140*[.P7]-[.AF7]" office:value-type="float" office:value="140" calcext:value-type="float">
            <text:p>140.000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28" office:value-type="boolean" office:boolean-value="false" calcext:value-type="boolean">
            <text:p>FALS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formula="of:=IF([.G8]&gt;18;2000;0)" office:value-type="float" office:value="0" calcext:value-type="float">
            <text:p>0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80" calcext:value-type="float">
            <text:p>80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8" office:value-type="float" office:value="0.36" calcext:value-type="float">
            <text:p>0.36</text:p>
          </table:table-cell>
          <table:table-cell table:formula="of:=[#REF!]-[.P8]" office:value-type="string" office:string-value="" calcext:value-type="error">
            <text:p>#VALUE!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719" calcext:value-type="float">
            <text:p>719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009" calcext:value-type="float">
            <text:p>2009</text:p>
          </table:table-cell>
          <table:table-cell table:style-name="ce7" table:formula="of:=[.AE8]*[.P8]*140-[.AF8]" office:value-type="float" office:value="140" calcext:value-type="float">
            <text:p>140.00</text:p>
          </table:table-cell>
          <table:table-cell table:style-name="ce8" table:number-columns-repeated="3"/>
          <table:table-cell table:formula="of:=359*(1+[.N8])" office:value-type="float" office:value="488.24" calcext:value-type="float">
            <text:p>488.24</text:p>
          </table:table-cell>
          <table:table-cell table:style-name="ce9" table:formula="of:=0.759*([.K8]+[.L8])" office:value-type="float" office:value="364.32" calcext:value-type="float">
            <text:p>364.32</text:p>
          </table:table-cell>
          <table:table-cell table:style-name="ce9"/>
          <table:table-cell table:style-name="ce10" table:formula="of:=[.Z8]+[.AA8]" office:value-type="float" office:value="852.56" calcext:value-type="float">
            <text:p>852.56</text:p>
          </table:table-cell>
          <table:table-cell table:style-name="ce11" table:formula="of:=[.AC8]+140*[.P8]" office:value-type="float" office:value="992.56" calcext:value-type="float">
            <text:p>992.6</text:p>
          </table:table-cell>
          <table:table-cell table:style-name="ce28" table:formula="of:=AND(([.Q8]&gt;600);([.R8]&lt;=[.AD8]))" office:value-type="boolean" office:boolean-value="true" calcext:value-type="boolean">
            <text:p>TRUE</text:p>
          </table:table-cell>
          <table:table-cell table:style-name="ce8" table:formula="of:=0.5*MAX([.R8]-[.AC8];0)" office:value-type="float" office:value="0" calcext:value-type="float">
            <text:p>0</text:p>
          </table:table-cell>
          <table:table-cell table:formula="of:=[.AE8]*140*[.P8]-[.AF8]" office:value-type="float" office:value="140" calcext:value-type="float">
            <text:p>140.0000</text:p>
          </table:table-cell>
          <table:table-cell table:number-columns-repeated="988"/>
        </table:table-row>
        <table:table-row table:style-name="ro2"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2" table:style-name="ce27" office:value-type="boolean" office:boolean-value="false" calcext:value-type="boolean">
            <text:p>FALSE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0" calcext:value-type="float">
            <text:p>0</text:p>
          </table:table-cell>
          <table:table-cell table:formula="of:=IF([.G9]&gt;18;2000;0)" office:value-type="float" office:value="2000" calcext:value-type="float">
            <text:p>2000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850" calcext:value-type="float">
            <text:p>850</text:p>
          </table:table-cell>
          <table:table-cell table:style-name="ce6" office:value-type="float" office:value="120" calcext:value-type="float">
            <text:p>120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#REF!]-[.P9]" office:value-type="string" office:string-value="" calcext:value-type="error">
            <text:p>#VALUE!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1500" calcext:value-type="float">
            <text:p>1500</text:p>
          </table:table-cell>
          <table:table-cell table:style-name="ce6" table:formula="of:=3*154" office:value-type="float" office:value="462" calcext:value-type="float">
            <text:p>46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06" calcext:value-type="float">
            <text:p>2006</text:p>
          </table:table-cell>
          <table:table-cell table:style-name="ce7" table:formula="of:=[.AE9]*[.P9]*140-[.AF9]" office:value-type="float" office:value="275.482" calcext:value-type="float">
            <text:p>275.48</text:p>
          </table:table-cell>
          <table:table-cell table:style-name="ce8"/>
          <table:table-cell table:style-name="ce13" table:number-columns-repeated="2"/>
          <table:table-cell table:style-name="ce6" table:formula="of:=338*0.9*2" office:value-type="float" office:value="608.4" calcext:value-type="float">
            <text:p>608.4</text:p>
          </table:table-cell>
          <table:table-cell table:style-name="ce14" table:formula="of:=0.6212*([.K9]+[.L9])" office:value-type="float" office:value="602.564" calcext:value-type="float">
            <text:p>602.56</text:p>
          </table:table-cell>
          <table:table-cell table:style-name="ce14"/>
          <table:table-cell table:style-name="ce15" table:formula="of:=[.Z9]+[.AA9]" office:value-type="float" office:value="1210.964" calcext:value-type="float">
            <text:p>1210.96</text:p>
          </table:table-cell>
          <table:table-cell table:style-name="ce16" table:formula="of:=[.AC9]+140*[.P9]" office:value-type="float" office:value="1630.964" calcext:value-type="float">
            <text:p>1631.0</text:p>
          </table:table-cell>
          <table:table-cell table:style-name="ce27" table:formula="of:=AND(([.Q9]&gt;900);([.R9]&lt;=[.AD9]))" office:value-type="boolean" office:boolean-value="true" calcext:value-type="boolean">
            <text:p>TRUE</text:p>
          </table:table-cell>
          <table:table-cell table:style-name="ce6" table:formula="of:=0.5*MAX([.R9]-[.AC9];0)" office:value-type="float" office:value="144.518" calcext:value-type="float">
            <text:p>144.518</text:p>
          </table:table-cell>
          <table:table-cell table:style-name="ce17" table:formula="of:=[.AE9]*140*[.P9]-[.AF9]" office:value-type="float" office:value="275.482" calcext:value-type="float">
            <text:p>275.482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8" office:value-type="boolean" office:boolean-value="false" calcext:value-type="boolean">
            <text:p>FALSE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0" calcext:value-type="float">
            <text:p>0</text:p>
          </table:table-cell>
          <table:table-cell table:formula="of:=IF([.G10]&gt;18;2000;0)" office:value-type="float" office:value="2000" calcext:value-type="float">
            <text:p>2000</text:p>
          </table:table-cell>
          <table:table-cell table:style-name="ce26" office:value-type="boolean" office:boolean-value="false" calcext:value-type="boolean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formula="of:=[#REF!]-[.P10]" office:value-type="string" office:string-value="" calcext:value-type="error">
            <text:p>#VALUE!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office:value-type="float" office:value="1500" calcext:value-type="float">
            <text:p>1500</text:p>
          </table:table-cell>
          <table:table-cell table:style-name="ce8" table:formula="of:=3*154" office:value-type="float" office:value="462" calcext:value-type="float">
            <text:p>462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7" table:formula="of:=[.AE10]*[.P10]*140-[.AF10]" office:value-type="float" office:value="275.482" calcext:value-type="float">
            <text:p>275.48</text:p>
          </table:table-cell>
          <table:table-cell table:style-name="ce8" table:number-columns-repeated="3"/>
          <table:table-cell table:style-name="ce8" table:formula="of:=338*0.9*2" office:value-type="float" office:value="608.4" calcext:value-type="float">
            <text:p>608.4</text:p>
          </table:table-cell>
          <table:table-cell table:style-name="ce9" table:formula="of:=0.6212*([.K10]+[.L10])" office:value-type="float" office:value="602.564" calcext:value-type="float">
            <text:p>602.56</text:p>
          </table:table-cell>
          <table:table-cell table:style-name="ce9"/>
          <table:table-cell table:style-name="ce10" table:formula="of:=[.Z10]+[.AA10]" office:value-type="float" office:value="1210.964" calcext:value-type="float">
            <text:p>1210.96</text:p>
          </table:table-cell>
          <table:table-cell table:style-name="ce11" table:formula="of:=[.AC10]+140*[.P10]" office:value-type="float" office:value="1630.964" calcext:value-type="float">
            <text:p>1631.0</text:p>
          </table:table-cell>
          <table:table-cell table:style-name="ce26" table:formula="of:=AND(([.Q10]&gt;900);([.R10]&lt;=[.AD10]))" office:value-type="boolean" office:boolean-value="true" calcext:value-type="boolean">
            <text:p>TRUE</text:p>
          </table:table-cell>
          <table:table-cell table:formula="of:=0.5*MAX([.R10]-[.AC10];0)" office:value-type="float" office:value="144.518" calcext:value-type="float">
            <text:p>144.518</text:p>
          </table:table-cell>
          <table:table-cell table:formula="of:=[.AE10]*140*[.P10]-[.AF10]" office:value-type="float" office:value="275.482" calcext:value-type="float">
            <text:p>275.482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28" office:value-type="boolean" office:boolean-value="false" calcext:value-type="boolean">
            <text:p>FALSE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table:formula="of:=IF([.G11]&gt;18;2000;0)" office:value-type="float" office:value="0" calcext:value-type="float">
            <text:p>0</text:p>
          </table:table-cell>
          <table:table-cell table:style-name="ce26" office:value-type="boolean" office:boolean-value="false" calcext:value-type="boolean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formula="of:=[#REF!]-[.P11]" office:value-type="string" office:string-value="" calcext:value-type="error">
            <text:p>#VALUE!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office:value-type="float" office:value="1500" calcext:value-type="float">
            <text:p>1500</text:p>
          </table:table-cell>
          <table:table-cell table:style-name="ce8" table:formula="of:=3*154" office:value-type="float" office:value="462" calcext:value-type="float">
            <text:p>462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7" table:formula="of:=[.AE11]*[.P11]*140-[.AF11]" office:value-type="float" office:value="275.482" calcext:value-type="float">
            <text:p>275.48</text:p>
          </table:table-cell>
          <table:table-cell table:style-name="ce8" table:number-columns-repeated="3"/>
          <table:table-cell table:style-name="ce8" table:formula="of:=338*0.9*2" office:value-type="float" office:value="608.4" calcext:value-type="float">
            <text:p>608.4</text:p>
          </table:table-cell>
          <table:table-cell table:style-name="ce9" table:formula="of:=0.6212*([.K11]+[.L11])" office:value-type="float" office:value="602.564" calcext:value-type="float">
            <text:p>602.56</text:p>
          </table:table-cell>
          <table:table-cell table:style-name="ce9"/>
          <table:table-cell table:style-name="ce10" table:formula="of:=[.Z11]+[.AA11]" office:value-type="float" office:value="1210.964" calcext:value-type="float">
            <text:p>1210.96</text:p>
          </table:table-cell>
          <table:table-cell table:style-name="ce11" table:formula="of:=[.AC11]+140*[.P11]" office:value-type="float" office:value="1630.964" calcext:value-type="float">
            <text:p>1631.0</text:p>
          </table:table-cell>
          <table:table-cell table:style-name="ce26" table:formula="of:=AND(([.Q11]&gt;900);([.R11]&lt;=[.AD11]))" office:value-type="boolean" office:boolean-value="true" calcext:value-type="boolean">
            <text:p>TRUE</text:p>
          </table:table-cell>
          <table:table-cell table:formula="of:=0.5*MAX([.R11]-[.AC11];0)" office:value-type="float" office:value="144.518" calcext:value-type="float">
            <text:p>144.518</text:p>
          </table:table-cell>
          <table:table-cell table:formula="of:=[.AE11]*140*[.P11]-[.AF11]" office:value-type="float" office:value="275.482" calcext:value-type="float">
            <text:p>275.482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28" office:value-type="boolean" office:boolean-value="false" calcext:value-type="boolean">
            <text:p>FALSE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formula="of:=IF([.G12]&gt;18;2000;0)" office:value-type="float" office:value="0" calcext:value-type="float">
            <text:p>0</text:p>
          </table:table-cell>
          <table:table-cell table:style-name="ce26" office:value-type="boolean" office:boolean-value="false" calcext:value-type="boolean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formula="of:=[#REF!]-[.P12]" office:value-type="string" office:string-value="" calcext:value-type="error">
            <text:p>#VALUE!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office:value-type="float" office:value="1500" calcext:value-type="float">
            <text:p>1500</text:p>
          </table:table-cell>
          <table:table-cell table:style-name="ce8" table:formula="of:=3*154" office:value-type="float" office:value="462" calcext:value-type="float">
            <text:p>462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7" table:formula="of:=[.AE12]*[.P12]*140-[.AF12]" office:value-type="float" office:value="275.482" calcext:value-type="float">
            <text:p>275.48</text:p>
          </table:table-cell>
          <table:table-cell table:style-name="ce8" table:number-columns-repeated="3"/>
          <table:table-cell table:style-name="ce8" table:formula="of:=338*0.9*2" office:value-type="float" office:value="608.4" calcext:value-type="float">
            <text:p>608.4</text:p>
          </table:table-cell>
          <table:table-cell table:style-name="ce9" table:formula="of:=0.6212*([.K12]+[.L12])" office:value-type="float" office:value="602.564" calcext:value-type="float">
            <text:p>602.56</text:p>
          </table:table-cell>
          <table:table-cell table:style-name="ce9"/>
          <table:table-cell table:style-name="ce10" table:formula="of:=[.Z12]+[.AA12]" office:value-type="float" office:value="1210.964" calcext:value-type="float">
            <text:p>1210.96</text:p>
          </table:table-cell>
          <table:table-cell table:style-name="ce11" table:formula="of:=[.AC12]+140*[.P12]" office:value-type="float" office:value="1630.964" calcext:value-type="float">
            <text:p>1631.0</text:p>
          </table:table-cell>
          <table:table-cell table:style-name="ce26" table:formula="of:=AND(([.Q12]&gt;900);([.R12]&lt;=[.AD12]))" office:value-type="boolean" office:boolean-value="true" calcext:value-type="boolean">
            <text:p>TRUE</text:p>
          </table:table-cell>
          <table:table-cell table:formula="of:=0.5*MAX([.R12]-[.AC12];0)" office:value-type="float" office:value="144.518" calcext:value-type="float">
            <text:p>144.518</text:p>
          </table:table-cell>
          <table:table-cell table:formula="of:=[.AE12]*140*[.P12]-[.AF12]" office:value-type="float" office:value="275.482" calcext:value-type="float">
            <text:p>275.482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28" office:value-type="boolean" office:boolean-value="false" calcext:value-type="boolean">
            <text:p>FALSE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formula="of:=IF([.G13]&gt;18;2000;0)" office:value-type="float" office:value="0" calcext:value-type="float">
            <text:p>0</text:p>
          </table:table-cell>
          <table:table-cell table:style-name="ce26" office:value-type="boolean" office:boolean-value="false" calcext:value-type="boolean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formula="of:=[#REF!]-[.P13]" office:value-type="string" office:string-value="" calcext:value-type="error">
            <text:p>#VALUE!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office:value-type="float" office:value="1500" calcext:value-type="float">
            <text:p>1500</text:p>
          </table:table-cell>
          <table:table-cell table:style-name="ce8" table:formula="of:=3*154" office:value-type="float" office:value="462" calcext:value-type="float">
            <text:p>462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7" table:formula="of:=[.AE13]*[.P13]*140-[.AF13]" office:value-type="float" office:value="275.482" calcext:value-type="float">
            <text:p>275.48</text:p>
          </table:table-cell>
          <table:table-cell table:style-name="ce8" table:number-columns-repeated="3"/>
          <table:table-cell table:style-name="ce8" table:formula="of:=338*0.9*2" office:value-type="float" office:value="608.4" calcext:value-type="float">
            <text:p>608.4</text:p>
          </table:table-cell>
          <table:table-cell table:style-name="ce9" table:formula="of:=0.6212*([.K13]+[.L13])" office:value-type="float" office:value="602.564" calcext:value-type="float">
            <text:p>602.56</text:p>
          </table:table-cell>
          <table:table-cell table:style-name="ce9"/>
          <table:table-cell table:style-name="ce10" table:formula="of:=[.Z13]+[.AA13]" office:value-type="float" office:value="1210.964" calcext:value-type="float">
            <text:p>1210.96</text:p>
          </table:table-cell>
          <table:table-cell table:style-name="ce11" table:formula="of:=[.AC13]+140*[.P13]" office:value-type="float" office:value="1630.964" calcext:value-type="float">
            <text:p>1631.0</text:p>
          </table:table-cell>
          <table:table-cell table:style-name="ce26" table:formula="of:=AND(([.Q13]&gt;900);([.R13]&lt;=[.AD13]))" office:value-type="boolean" office:boolean-value="true" calcext:value-type="boolean">
            <text:p>TRUE</text:p>
          </table:table-cell>
          <table:table-cell table:formula="of:=0.5*MAX([.R13]-[.AC13];0)" office:value-type="float" office:value="144.518" calcext:value-type="float">
            <text:p>144.518</text:p>
          </table:table-cell>
          <table:table-cell table:formula="of:=[.AE13]*140*[.P13]-[.AF13]" office:value-type="float" office:value="275.482" calcext:value-type="float">
            <text:p>275.4820</text:p>
          </table:table-cell>
          <table:table-cell table:number-columns-repeated="988"/>
        </table:table-row>
        <table:table-row table:style-name="ro2"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13" calcext:value-type="float">
            <text:p>13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2" table:style-name="ce27" office:value-type="boolean" office:boolean-value="false" calcext:value-type="boolean">
            <text:p>FALSE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table:formula="of:=IF([.G14]&gt;18;2000;0)" office:value-type="float" office:value="2000" calcext:value-type="float">
            <text:p>2000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720" calcext:value-type="float">
            <text:p>720</text:p>
          </table:table-cell>
          <table:table-cell table:style-name="ce6" office:value-type="float" office:value="110" calcext:value-type="float">
            <text:p>110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500" calcext:value-type="float">
            <text:p>2500</text:p>
          </table:table-cell>
          <table:table-cell table:style-name="ce6" office:value-type="float" office:value="1578" calcext:value-type="float">
            <text:p>157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011" calcext:value-type="float">
            <text:p>2011</text:p>
          </table:table-cell>
          <table:table-cell table:style-name="ce7" office:value-type="float" office:value="0" calcext:value-type="float">
            <text:p>0.00</text:p>
          </table:table-cell>
          <table:table-cell table:style-name="ce8"/>
          <table:table-cell table:style-name="ce13" table:number-columns-repeated="2"/>
          <table:table-cell table:style-name="ce13" table:formula="of:=3*291" office:value-type="float" office:value="873" calcext:value-type="float">
            <text:p>873</text:p>
          </table:table-cell>
          <table:table-cell table:style-name="ce6" table:number-columns-repeated="2"/>
          <table:table-cell table:style-name="ce15" table:formula="of:=[.Z14]+[.AA14]" office:value-type="float" office:value="873" calcext:value-type="float">
            <text:p>873.00</text:p>
          </table:table-cell>
          <table:table-cell table:style-name="ce6" table:number-columns-repeated="2"/>
          <table:table-cell table:formula="of:=0.5*MAX([.R14]-[.AC14];0)" office:value-type="float" office:value="352.5" calcext:value-type="float">
            <text:p>352.5</text:p>
          </table:table-cell>
          <table:table-cell office:value-type="float" office:value="0" calcext:value-type="float">
            <text:p>0.0000</text:p>
          </table:table-cell>
          <table:table-cell table:number-columns-repeated="988"/>
        </table:table-row>
        <table:table-row table:style-name="ro2"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3" table:style-name="ce28" office:value-type="boolean" office:boolean-value="false" calcext:value-type="boolean">
            <text:p>FALSE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0" calcext:value-type="float">
            <text:p>0</text:p>
          </table:table-cell>
          <table:table-cell table:formula="of:=IF([.G15]&gt;18;2000;0)" office:value-type="float" office:value="2000" calcext:value-type="float">
            <text:p>2000</text:p>
          </table:table-cell>
          <table:table-cell table:style-name="ce26" office:value-type="boolean" office:boolean-value="false" calcext:value-type="boolean">
            <text:p>FALSE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1578" calcext:value-type="float">
            <text:p>1578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2011" calcext:value-type="float">
            <text:p>2011</text:p>
          </table:table-cell>
          <table:table-cell table:style-name="ce7" office:value-type="float" office:value="0" calcext:value-type="float">
            <text:p>0.00</text:p>
          </table:table-cell>
          <table:table-cell table:style-name="ce8" table:number-columns-repeated="3"/>
          <table:table-cell table:formula="of:=3*291" office:value-type="float" office:value="873" calcext:value-type="float">
            <text:p>873</text:p>
          </table:table-cell>
          <table:table-cell table:number-columns-repeated="2"/>
          <table:table-cell table:style-name="ce10" table:formula="of:=[.Z15]+[.AA15]" office:value-type="float" office:value="873" calcext:value-type="float">
            <text:p>873.00</text:p>
          </table:table-cell>
          <table:table-cell table:number-columns-repeated="2"/>
          <table:table-cell table:formula="of:=0.5*MAX([.R15]-[.AC15];0)" office:value-type="float" office:value="352.5" calcext:value-type="float">
            <text:p>352.5</text:p>
          </table:table-cell>
          <table:table-cell office:value-type="float" office:value="0" calcext:value-type="float">
            <text:p>0.0000</text:p>
          </table:table-cell>
          <table:table-cell table:number-columns-repeated="988"/>
        </table:table-row>
        <table:table-row table:style-name="ro2"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15" calcext:value-type="float">
            <text:p>15</text:p>
          </table:table-cell>
          <table:table-cell table:style-name="ce28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0" calcext:value-type="float">
            <text:p>0</text:p>
          </table:table-cell>
          <table:table-cell table:formula="of:=IF([.G16]&gt;18;2000;0)" office:value-type="float" office:value="2000" calcext:value-type="float">
            <text:p>2000</text:p>
          </table:table-cell>
          <table:table-cell table:style-name="ce26" office:value-type="boolean" office:boolean-value="false" calcext:value-type="boolean">
            <text:p>FALSE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1578" calcext:value-type="float">
            <text:p>1578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2011" calcext:value-type="float">
            <text:p>2011</text:p>
          </table:table-cell>
          <table:table-cell table:style-name="ce7" office:value-type="float" office:value="0" calcext:value-type="float">
            <text:p>0.00</text:p>
          </table:table-cell>
          <table:table-cell table:style-name="ce8" table:number-columns-repeated="3"/>
          <table:table-cell table:formula="of:=3*291" office:value-type="float" office:value="873" calcext:value-type="float">
            <text:p>873</text:p>
          </table:table-cell>
          <table:table-cell table:number-columns-repeated="2"/>
          <table:table-cell table:style-name="ce10" table:formula="of:=[.Z16]+[.AA16]" office:value-type="float" office:value="873" calcext:value-type="float">
            <text:p>873.00</text:p>
          </table:table-cell>
          <table:table-cell table:number-columns-repeated="2"/>
          <table:table-cell table:formula="of:=0.5*MAX([.R16]-[.AC16];0)" office:value-type="float" office:value="352.5" calcext:value-type="float">
            <text:p>352.5</text:p>
          </table:table-cell>
          <table:table-cell office:value-type="float" office:value="0" calcext:value-type="float">
            <text:p>0.0000</text:p>
          </table:table-cell>
          <table:table-cell table:number-columns-repeated="988"/>
        </table:table-row>
        <table:table-row table:style-name="ro2"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16" calcext:value-type="float">
            <text:p>16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2" table:style-name="ce27" office:value-type="boolean" office:boolean-value="false" calcext:value-type="boolean">
            <text:p>FALSE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0" calcext:value-type="float">
            <text:p>0</text:p>
          </table:table-cell>
          <table:table-cell table:formula="of:=IF([.G17]&gt;18;2000;0)" office:value-type="float" office:value="2000" calcext:value-type="float">
            <text:p>2000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float" office:value="0.36" calcext:value-type="float">
            <text:p>0.36</text:p>
          </table:table-cell>
          <table:table-cell table:style-name="ce6" table:formula="of:=[#REF!]-[.P17]" office:value-type="string" office:string-value="" calcext:value-type="error">
            <text:p>#VALUE!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719" calcext:value-type="float">
            <text:p>719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19" calcext:value-type="float">
            <text:p>2019</text:p>
          </table:table-cell>
          <table:table-cell table:style-name="ce7" table:formula="of:=[.P17]*170*[.AE17]-160" office:value-type="float" office:value="10" calcext:value-type="float">
            <text:p>10.00</text:p>
          </table:table-cell>
          <table:table-cell table:style-name="ce8"/>
          <table:table-cell table:style-name="ce13" table:number-columns-repeated="2"/>
          <table:table-cell table:formula="of:=359*(1+[.N17])" office:value-type="float" office:value="488.24" calcext:value-type="float">
            <text:p>488.24</text:p>
          </table:table-cell>
          <table:table-cell table:style-name="ce14" table:formula="of:=0.759*([.K17]+[.L17])" office:value-type="float" office:value="364.32" calcext:value-type="float">
            <text:p>364.32</text:p>
          </table:table-cell>
          <table:table-cell table:style-name="ce9"/>
          <table:table-cell table:style-name="ce15" table:formula="of:=[.Z17]+[.AA17]" office:value-type="float" office:value="852.56" calcext:value-type="float">
            <text:p>852.56</text:p>
          </table:table-cell>
          <table:table-cell table:style-name="ce11" table:formula="of:=[.AC17]+140*[.P17]" office:value-type="float" office:value="992.56" calcext:value-type="float">
            <text:p>992.6</text:p>
          </table:table-cell>
          <table:table-cell table:style-name="ce26" table:formula="of:=AND(([.Q17]&gt;600);([.R17]&lt;=[.AD17]))" office:value-type="boolean" office:boolean-value="true" calcext:value-type="boolean">
            <text:p>TRUE</text:p>
          </table:table-cell>
          <table:table-cell table:formula="of:=0.5*MAX([.R17]-[.AC17];0)" office:value-type="float" office:value="0" calcext:value-type="float">
            <text:p>0</text:p>
          </table:table-cell>
          <table:table-cell table:style-name="ce17" office:value-type="float" office:value="0" calcext:value-type="float">
            <text:p>0.000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28" office:value-type="boolean" office:boolean-value="false" calcext:value-type="boolean">
            <text:p>FALS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formula="of:=IF([.G18]&gt;18;2000;0)" office:value-type="float" office:value="0" calcext:value-type="float">
            <text:p>0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80" calcext:value-type="float">
            <text:p>80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8" office:value-type="float" office:value="0.36" calcext:value-type="float">
            <text:p>0.36</text:p>
          </table:table-cell>
          <table:table-cell table:formula="of:=[#REF!]-[.P18]" office:value-type="string" office:string-value="" calcext:value-type="error">
            <text:p>#VALUE!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719" calcext:value-type="float">
            <text:p>719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2019" calcext:value-type="float">
            <text:p>2019</text:p>
          </table:table-cell>
          <table:table-cell table:style-name="ce7" table:formula="of:=[.P18]*170*[.AE18]-160" office:value-type="float" office:value="10" calcext:value-type="float">
            <text:p>10.00</text:p>
          </table:table-cell>
          <table:table-cell table:style-name="ce8" table:number-columns-repeated="3"/>
          <table:table-cell table:formula="of:=359*(1+[.N18])" office:value-type="float" office:value="488.24" calcext:value-type="float">
            <text:p>488.24</text:p>
          </table:table-cell>
          <table:table-cell table:style-name="ce9" table:formula="of:=0.759*([.K18]+[.L18])" office:value-type="float" office:value="364.32" calcext:value-type="float">
            <text:p>364.32</text:p>
          </table:table-cell>
          <table:table-cell table:style-name="ce9"/>
          <table:table-cell table:style-name="ce10" table:formula="of:=[.Z18]+[.AA18]" office:value-type="float" office:value="852.56" calcext:value-type="float">
            <text:p>852.56</text:p>
          </table:table-cell>
          <table:table-cell table:style-name="ce11" table:formula="of:=[.AC18]+140*[.P18]" office:value-type="float" office:value="992.56" calcext:value-type="float">
            <text:p>992.6</text:p>
          </table:table-cell>
          <table:table-cell table:style-name="ce28" table:formula="of:=AND(([.Q18]&gt;600);([.R18]&lt;=[.AD18]))" office:value-type="boolean" office:boolean-value="true" calcext:value-type="boolean">
            <text:p>TRUE</text:p>
          </table:table-cell>
          <table:table-cell table:style-name="ce8" table:formula="of:=0.5*MAX([.R18]-[.AC18];0)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88"/>
        </table:table-row>
        <table:table-row table:style-name="ro2">
          <table:table-cell table:number-columns-repeated="24"/>
          <table:table-cell table:style-name="ce8"/>
          <table:table-cell table:number-columns-repeated="3"/>
          <table:table-cell table:style-name="ce10"/>
          <table:table-cell table:number-columns-repeated="992"/>
        </table:table-row>
        <table:table-row table:style-name="ro2" table:number-rows-repeated="2">
          <table:table-cell table:number-columns-repeated="24"/>
          <table:table-cell table:style-name="ce8"/>
          <table:table-cell table:number-columns-repeated="3"/>
          <table:table-cell table:style-name="ce9"/>
          <table:table-cell table:number-columns-repeated="992"/>
        </table:table-row>
        <table:table-row table:style-name="ro2" table:number-rows-repeated="3">
          <table:table-cell table:number-columns-repeated="28"/>
          <table:table-cell table:style-name="ce9"/>
          <table:table-cell table:number-columns-repeated="992"/>
        </table:table-row>
        <table:table-row table:style-name="ro2" table:number-rows-repeated="18">
          <table:table-cell table:number-columns-repeated="28"/>
          <table:table-cell table:style-name="ce9"/>
          <table:table-cell table:number-columns-repeated="2"/>
          <table:table-cell table:style-name="ce9"/>
          <table:table-cell table:number-columns-repeated="989"/>
        </table:table-row>
        <table:table-row table:style-name="ro2" table:number-rows-repeated="1048533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 style:data-style-name="N2" text:time-value="16:39:25.1358734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>2006-09-16T00:00:00Z</meta:creation-date>
    <dc:date>2019-11-19T16:40:38.440831307</dc:date>
    <meta:editing-cycles>5</meta:editing-cycles>
    <meta:editing-duration>PT1M25S</meta:editing-duration>
    <meta:document-statistic meta:table-count="1" meta:cell-count="507" meta:object-count="0"/>
  </office:meta>
</office:document-meta>
</file>